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 Light SemiCondensed" svg:font-family="'Bahnschrift Light SemiCondensed'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d53b3" officeooo:paragraph-rsid="001d53b3"/>
    </style:style>
    <style:style style:name="P2" style:family="paragraph" style:parent-style-name="Standard">
      <style:text-properties style:font-name="Bahnschrift Light SemiCondensed" fo:font-size="20pt" officeooo:rsid="001bf487" officeooo:paragraph-rsid="001bf487" style:font-size-asian="20pt" style:font-size-complex="20pt"/>
    </style:style>
    <style:style style:name="P3" style:family="paragraph" style:parent-style-name="Standard">
      <style:text-properties style:font-name="Bahnschrift Light SemiCondensed" officeooo:rsid="001bf487" officeooo:paragraph-rsid="001bf487"/>
    </style:style>
    <style:style style:name="P4" style:family="paragraph" style:parent-style-name="Standard">
      <style:paragraph-properties fo:text-align="justify" style:justify-single-word="false"/>
      <style:text-properties style:font-name="Bahnschrift Light SemiCondensed" officeooo:paragraph-rsid="001bf487"/>
    </style:style>
    <style:style style:name="P5" style:family="paragraph" style:parent-style-name="Standard">
      <style:paragraph-properties fo:text-align="justify" style:justify-single-word="false"/>
      <style:text-properties style:font-name="Bahnschrift Light SemiCondensed" officeooo:paragraph-rsid="001d53b3"/>
    </style:style>
    <style:style style:name="P6" style:family="paragraph" style:parent-style-name="Standard">
      <style:text-properties style:font-name="Bahnschrift Light SemiCondensed" officeooo:paragraph-rsid="001bf487"/>
    </style:style>
    <style:style style:name="P7" style:family="paragraph" style:parent-style-name="Standard">
      <style:paragraph-properties fo:text-align="justify" style:justify-single-word="false"/>
      <style:text-properties style:font-name="Bahnschrift Light SemiCondensed" fo:font-size="16pt" officeooo:paragraph-rsid="001bf487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style:font-name="Bahnschrift Light SemiCondensed" fo:font-size="16pt" officeooo:paragraph-rsid="001d53b3" style:font-size-asian="16pt" style:font-size-complex="16pt"/>
    </style:style>
    <style:style style:name="P9" style:family="paragraph" style:parent-style-name="Standard">
      <style:paragraph-properties fo:text-align="justify" style:justify-single-word="false"/>
      <style:text-properties style:font-name="Bahnschrift Light SemiCondensed" fo:font-size="16pt" officeooo:rsid="001d53b3" officeooo:paragraph-rsid="001d53b3" style:font-size-asian="16pt" style:font-size-complex="16pt"/>
    </style:style>
    <style:style style:name="P10" style:family="paragraph" style:parent-style-name="Standard">
      <style:text-properties style:font-name="Bahnschrift Light SemiCondensed" fo:font-size="16pt" officeooo:rsid="001d53b3" officeooo:paragraph-rsid="001d975a" style:font-size-asian="16pt" style:font-size-complex="16pt"/>
    </style:style>
    <style:style style:name="P11" style:family="paragraph" style:parent-style-name="Standard">
      <style:paragraph-properties fo:text-align="justify" style:justify-single-word="false"/>
      <style:text-properties style:font-name="Bahnschrift Light SemiCondensed" fo:font-size="12pt" officeooo:rsid="001d53b3" officeooo:paragraph-rsid="001d53b3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Bahnschrift Light SemiCondensed" fo:font-size="12pt" officeooo:rsid="001d53b3" officeooo:paragraph-rsid="001d6a9e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Bahnschrift Light SemiCondensed" fo:font-size="12pt" officeooo:paragraph-rsid="001d53b3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Bahnschrift Light SemiCondensed" fo:font-size="12pt" officeooo:paragraph-rsid="001bf487" style:font-size-asian="12pt" style:font-size-complex="12pt"/>
    </style:style>
    <style:style style:name="T1" style:family="text">
      <style:text-properties officeooo:rsid="001bf487"/>
    </style:style>
    <style:style style:name="T2" style:family="text">
      <style:text-properties officeooo:rsid="001d53b3"/>
    </style:style>
    <style:style style:name="T3" style:family="text">
      <style:text-properties officeooo:rsid="001d6a9e"/>
    </style:style>
    <style:style style:name="T4" style:family="text">
      <style:text-properties officeooo:rsid="001d975a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Bahnschrift Light SemiCondensed" fo:font-size="12pt" style:font-size-asian="12pt" style:font-size-complex="12pt"/>
    </style:style>
    <style:style style:name="T7" style:family="text">
      <style:text-properties style:font-name="Bahnschrift Light SemiCondensed" fo:font-size="12pt" officeooo:rsid="001d975a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1d53b3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mplementações Full Stack</text:p>
      <text:p text:style-name="P2"/>
      <text:p text:style-name="P3"/>
      <text:p text:style-name="P7"><text:span text:style-name="T2">1) API</text:span></text:p>
      <text:p text:style-name="P14"/>
      <text:p text:style-name="P4"><text:span text:style-name="T8"><text:tab/></text:span><text:span text:style-name="T9">A</text:span><text:span text:style-name="T2"> API foi criad</text:span><text:span text:style-name="T4">a</text:span><text:span text:style-name="T2"> com o framework Spring Boot no ambiente de desenvolvimento IntelliJ em conjunto com as dependências Spring Web, Lombok e Firebase. Esta última permitiu a utilização do banco de dados não relacional Firebase d</text:span><text:span text:style-name="T4">o</text:span><text:span text:style-name="T2"> Google, com acesso via chave de serviço em formato JSON.</text:span></text:p>
      <text:p text:style-name="P4"><text:tab/><text:span text:style-name="T2">Foram desenvolvidas 3 coleções sendo elas: bdAnimais, bdTratamentos e bdDetalhesAnimais. Na coleção bdAnima</text:span><text:span text:style-name="T4">l</text:span><text:span text:style-name="T2"> foram implementados os métodos POST, GET, PUT e DELETE e nas coleções bdTratamento e bdDetalhe foi implementado o método GET. Os métodos foram testados inicialmente com o aplicativo Postman.</text:span></text:p>
      <text:p text:style-name="P5"><text:tab/><text:span text:style-name="T2">A coleção bdAnima</text:span><text:span text:style-name="T4">l</text:span><text:span text:style-name="T2"> apresenta os atributos <text:s/></text:span><text:span text:style-name="T1">n</text:span><text:span text:style-name="T2">ome, espécie, raça, altura, peso, tipo pelagem/plumagem </text:span><text:span text:style-name="T1">e </text:span><text:span text:style-name="T2">tipo </text:span><text:span text:style-name="T1">de tra</text:span><text:span text:style-name="T2">tamento. Já a coleção bdTratamento apresenta os atributos nomeTratamento e valorTratamento, enquanto que a coleção bdDetalhe apresenta os atributos especieDetalhe, pelPlumDetalhe (array de Strings) e racaDetalhe (array de Strings).</text:span></text:p>
      <text:p text:style-name="P5"/>
      <text:p text:style-name="P6"/>
      <text:p text:style-name="P10">2) Front JS, HTML, CSS</text:p>
      <text:p text:style-name="P10"><text:span text:style-name="T8"/></text:p>
      <text:p text:style-name="P10"><text:span text:style-name="T8"><text:tab/>O front-end foi desenvolvido com o editor Visual Code Studio e o acesso as coleções foi realizado utilizando importação de funções via CDN. O sistema apresenta 2 telas, sendo elas Home e Cadastro e ambas as telas possuem header com navbar e footer fixos, sendo injetadas via JavaScript. Foram criadas 2 artes simples (logo SuperPet e imagem de fundo com patinha) com o objetivo de conhecer o editor gráfico Figma.</text:span></text:p>
      <text:p text:style-name="P11"><text:tab/>As configurações de layout foram realizadas através de seletores e principalmente com o emprego do framework Bootstrap. Foram utilizados também alguns ícones da coleção Icofont e fonte padrão Roboto.</text:p>
      <text:p text:style-name="P11"><text:tab/>Na tela de cadastro as opções disponíveis nos campos “Tratamentos” e “Especie” são carregados automaticamente nos respectivos combo boxes, sendo obtidos nas coleções bdTratamento e bdDetalhe. Quando o usuário escolhe a esp<text:span text:style-name="T4">é</text:span>cie, ocorre o carregamento das opções de mais 2 atributos, sendo eles “Tipo de Pelo/Pelagem” e “Raça” nos respectivos combo boxes e diretamente relacionados a espécie escolhida. Ambos atributos são obtidos também na coleção bdDetalhe.</text:p>
      <text:p text:style-name="P1"><text:span text:style-name="T6"><text:tab/>Após os testes e validações necessários foi gerada uma build da aplicação, sendo hospedada com o recurso d</text:span><text:span text:style-name="T7">e hospedagem d</text:span><text:span text:style-name="T6">o Firebase no endereço: </text:span><text:a xlink:type="simple" xlink:href="https://bdpetshop-90019.web.app/" text:style-name="Internet_20_link" text:visited-style-name="Visited_20_Internet_20_Link"><text:span text:style-name="T6">https://bdpetshop-90019.web.app/</text:span></text:a><text:span text:style-name="T6">.</text:span></text:p>
      <text:p text:style-name="P1"><text:span text:style-name="T6"><text:tab/>A implementação completa está disponível no repositório: </text:span><text:a xlink:type="simple" xlink:href="https://github.com/cristianofreese78/pagePetShop-HTML-CSS-JS" text:style-name="Internet_20_link" text:visited-style-name="Visited_20_Internet_20_Link"><text:span text:style-name="T6">https://github.com/cristianofreese78/pagePetShop-HTML-CSS-JS</text:span></text:a></text:p>
      <text:p text:style-name="P1"><text:span text:style-name="T6"/></text:p>
      <text:p text:style-name="P11"/>
      <text:p text:style-name="P9">3) F<text:span text:style-name="T1">r</text:span>ont Angular e Typescript</text:p>
      <text:p text:style-name="P9"><text:span text:style-name="T8"/></text:p>
      <text:p text:style-name="P11"><text:tab/>O front-end foi desenvolvido com o editor Visual Code Studio e o acesso as coleções via API (ainda em fase de conclusão). O sistema apresenta a mesma visualização da implementação utilizando JS, HTML e CSS, ou seja, com as telas Home e Cadastro injetadas entre o header e o footer, porém a integração destes elementos seguiram uma estrutura diferente.</text:p>
      <text:p text:style-name="P11"><text:tab/>Foram criados inicialmente 2 componentes, header e footer <text:span text:style-name="T4">e d</text:span>epois foram criados 2 módulos, sendo eles Home e Cadastro, os quais são acessados através de roteamento, sendo Home a rota padrão quando o sistema é carregado.</text:p>
      <text:p text:style-name="P11"><text:soft-page-break/><text:tab/>Todos os componentes e módulos possuem estilizações em css e bootstrap de forma individua<text:span text:style-name="T4">l dentro dos respectivos componentes</text:span>. As estilizações em comum com os componentes foi realizado no arquivo style.css. O framework <text:span text:style-name="T4">B</text:span>ootstrap é utilizado através de dependência.</text:p>
      <text:p text:style-name="P11"><text:tab/>A camada de serviço será responsável pelas requisições a API implementada inicialmente com Spring Boot, conforme descrito no item 1.</text:p>
      <text:p text:style-name="P11"><text:tab/>As primeiras validações foram realizad<text:span text:style-name="T4">a</text:span>s com o auxílio do arquivo animal.ts, contendo uma estrutura de dados equivalente a coleção bdAnimal e uma pequena lista com esta estrutura, a qual é injetada em uma tabela quando a página de Cadastro é carregada.</text:p>
      <text:p text:style-name="P12"><text:tab/>A implementação completa está disponível no repositório <text:span text:style-name="T4">no GitHub no endereço</text:span>: <text:a xlink:type="simple" xlink:href="https://github.com/cristianofreese78/pagePetShop-SpringAngular" text:style-name="Internet_20_link" text:visited-style-name="Visited_20_Internet_20_Link">https://github.com/cristianofreese78/pagePetShop-SpringAngular</text:a>.</text:p>
      <text:p text:style-name="P12"/>
      <text:p text:style-name="P11"/>
      <text:p text:style-name="P8"><text:span text:style-name="T1">4) </text:span><text:span text:style-name="T2">I</text:span>d<text:span text:style-name="T1">é</text:span>ias de implantação futura</text:p>
      <text:p text:style-name="P8"/>
      <text:p text:style-name="P13"><text:span text:style-name="T2"><text:tab/>A seguir são descritas algumas sugestões de implementações futuras:</text:span></text:p>
      <text:p text:style-name="P13"><text:span text:style-name="T2"><text:tab/>- Acesso restrito via Login;</text:span></text:p>
      <text:p text:style-name="P13"><text:span text:style-name="T2"><text:tab/>- Geração de relatório detalhado por tratamento;</text:span></text:p>
      <text:p text:style-name="P13"><text:span text:style-name="T2"><text:tab/>- </text:span><text:span text:style-name="T3">Geração de nota fiscal com a possibilidade de inclusão de mais de um tratamento;</text:span></text:p>
      <text:p text:style-name="P13"><text:span text:style-name="T3"><text:tab/>- Inclusão de atributos na coleção bdAnimal relacionados a agendamento de tratamentos tais como lembrete de vacinas, serviços de banho e tosa;</text:span></text:p>
      <text:p text:style-name="P13"><text:span text:style-name="T3"><text:tab/>- Possibilidade de maior detalhamento dos tratamentos, </text:span><text:span text:style-name="T4">com a criação de </text:span><text:span text:style-name="T3">cadastro de medicamentos, procedimentos, tipos de vacinas;</text:span></text:p>
      <text:p text:style-name="P13"><text:tab/>-<text:span text:style-name="T3"> Aplicações relacionadas a IoT – </text:span><text:span text:style-name="T4">criação de </text:span><text:span text:style-name="T3">um novo modulo no sistema com o objetivo de rastrear animais domésticos em tratamento. Estas informações aplicadas em conjunto a Machine Learning e Intelig</text:span><text:span text:style-name="T4">ê</text:span><text:span text:style-name="T3">ncia </text:span><text:span text:style-name="T4">A</text:span><text:span text:style-name="T3">rtificial poderiam validar diagnóstico</text:span><text:span text:style-name="T4">s</text:span><text:span text:style-name="T3"> ou mesmo processos de recupe</text:span><text:span text:style-name="T4">ra</text:span><text:span text:style-name="T3">ção de procedimentos. Neste caso poderiam ser empregados sensores wireless inerciais nos </text:span><text:span text:style-name="T4">animais</text:span><text:span text:style-name="T3">, com transmissão de dados via gateways, em muitos casos o próprio smartphone do tutor.</text:span></text:p>
      <text:p text:style-name="P13"/>
      <text:p text:style-name="P13"/>
      <text:p text:style-name="P11"><text:tab/></text:p>
      <text:p text:style-name="P11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 Light SemiCondensed" svg:font-family="'Bahnschrift Light SemiCondensed'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7T20:16:50.758000000</meta:creation-date>
    <dc:date>2023-02-27T22:10:34.519000000</dc:date>
    <meta:editing-duration>PT1H53M44S</meta:editing-duration>
    <meta:editing-cycles>4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28" meta:word-count="699" meta:character-count="4743" meta:non-whitespace-character-count="4045"/>
  </office:meta>
</office:document-meta>
</file>